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id_test_out" table:style-name="ta1">
        <table:shapes>
          <draw:frame draw:z-index="0" draw:name="First order monomial (second order accuracy)" draw:style-name="gr1" draw:text-style-name="P1" svg:width="498.73pt" svg:height="365.19pt" svg:x="9.35pt" svg:y="175.41pt">
            <loext:p draw:notify-on-update-of-ranges="resid_test_out.E2:resid_test_out.E9 resid_test_out.F2:resid_test_out.F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97.96pt" svg:height="379.47pt" svg:x="533.79pt" svg:y="162.62pt">
            <loext:p draw:notify-on-update-of-ranges="resid_test_out.L2:resid_test_out.L7 resid_test_out.M2:resid_test_out.M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550.15pt" svg:height="366.69pt" svg:x="1039.55pt" svg:y="133.26pt">
            <loext:p draw:notify-on-update-of-ranges="resid_test_out.S2:resid_test_out.S5 resid_test_out.T2:resid_test_out.T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dpativity step</text:p>
          </table:table-cell>
          <table:table-cell office:value-type="string" calcext:value-type="string">
            <text:p>mesh_size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log mesh size</text:p>
          </table:table-cell>
          <table:table-cell office:value-type="string" calcext:value-type="string">
            <text:p>log integral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adpativity step</text:p>
          </table:table-cell>
          <table:table-cell office:value-type="string" calcext:value-type="string">
            <text:p>mesh_size</text:p>
          </table:table-cell>
          <table:table-cell table:style-name="Default" office:value-type="string" calcext:value-type="string">
            <text:p>integral</text:p>
          </table:table-cell>
          <table:table-cell office:value-type="string" calcext:value-type="string">
            <text:p>log mesh size</text:p>
          </table:table-cell>
          <table:table-cell office:value-type="string" calcext:value-type="string">
            <text:p>log integral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adpativity step</text:p>
          </table:table-cell>
          <table:table-cell office:value-type="string" calcext:value-type="string">
            <text:p>mesh_size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log mesh size</text:p>
          </table:table-cell>
          <table:table-cell office:value-type="string" calcext:value-type="string">
            <text:p>log integr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-1" office:value-type="float" office:value="0" calcext:value-type="float">
            <text:p>0</text:p>
          </table:table-cell>
          <table:table-cell table:formula="of:=1/3*(1/2)^[.B2]" office:value-type="float" office:value="0.333333333333333" calcext:value-type="float">
            <text:p>0.3333333333</text:p>
          </table:table-cell>
          <table:table-cell office:value-type="float" office:value="0.0070475805322088" calcext:value-type="float">
            <text:p>0.0070475805</text:p>
          </table:table-cell>
          <table:table-cell table:formula="of:=LN([.C2])" office:value-type="float" office:value="-1.09861228866811" calcext:value-type="float">
            <text:p>-1.0986122887</text:p>
          </table:table-cell>
          <table:table-cell table:formula="of:=LN([.D2])" office:value-type="float" office:value="-4.95507090798081" calcext:value-type="float">
            <text:p>-4.95507090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]-1" office:value-type="float" office:value="0" calcext:value-type="float">
            <text:p>0</text:p>
          </table:table-cell>
          <table:table-cell table:formula="of:=1/3*(1/2)^[.I2]" office:value-type="float" office:value="0.333333333333333" calcext:value-type="float">
            <text:p>0.3333333333</text:p>
          </table:table-cell>
          <table:table-cell office:value-type="float" office:value="0.000064580590629515" calcext:value-type="float">
            <text:p>6.46E-05</text:p>
          </table:table-cell>
          <table:table-cell table:formula="of:=LN([.J2])" office:value-type="float" office:value="-1.09861228866811" calcext:value-type="float">
            <text:p>-1.0986122887</text:p>
          </table:table-cell>
          <table:table-cell table:formula="of:=LN([.K2])" office:value-type="float" office:value="-9.64759664697273" calcext:value-type="float">
            <text:p>-9.64759664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2]-1" office:value-type="float" office:value="0" calcext:value-type="float">
            <text:p>0</text:p>
          </table:table-cell>
          <table:table-cell table:formula="of:=1/3*(1/2)^[.P2]" office:value-type="float" office:value="0.333333333333333" calcext:value-type="float">
            <text:p>0.3333333333</text:p>
          </table:table-cell>
          <table:table-cell table:style-name="ce1" office:value-type="float" office:value="0.000002381134332218" calcext:value-type="float">
            <text:p>2.38E-06</text:p>
          </table:table-cell>
          <table:table-cell table:formula="of:=LN([.Q2])" office:value-type="float" office:value="-1.09861228866811" calcext:value-type="float">
            <text:p>-1.0986122887</text:p>
          </table:table-cell>
          <table:table-cell table:formula="of:=LN([.R2])" office:value-type="float" office:value="-12.9479335736478" calcext:value-type="float">
            <text:p>-12.94793357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-1" office:value-type="float" office:value="1" calcext:value-type="float">
            <text:p>1</text:p>
          </table:table-cell>
          <table:table-cell table:formula="of:=1/3*(1/2)^[.B3]" office:value-type="float" office:value="0.166666666666667" calcext:value-type="float">
            <text:p>0.1666666667</text:p>
          </table:table-cell>
          <table:table-cell office:value-type="float" office:value="0.0021157678764119" calcext:value-type="float">
            <text:p>0.0021157679</text:p>
          </table:table-cell>
          <table:table-cell table:formula="of:=LN([.C3])" office:value-type="float" office:value="-1.79175946922806" calcext:value-type="float">
            <text:p>-1.7917594692</text:p>
          </table:table-cell>
          <table:table-cell table:formula="of:=LN([.D3])" office:value-type="float" office:value="-6.15833747024172" calcext:value-type="float">
            <text:p>-6.158337470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3]-1" office:value-type="float" office:value="1" calcext:value-type="float">
            <text:p>1</text:p>
          </table:table-cell>
          <table:table-cell table:formula="of:=1/3*(1/2)^[.I3]" office:value-type="float" office:value="0.166666666666667" calcext:value-type="float">
            <text:p>0.1666666667</text:p>
          </table:table-cell>
          <table:table-cell office:value-type="float" office:value="0.0000081921239146206" calcext:value-type="float">
            <text:p>8.19E-06</text:p>
          </table:table-cell>
          <table:table-cell table:formula="of:=LN([.J3])" office:value-type="float" office:value="-1.79175946922806" calcext:value-type="float">
            <text:p>-1.7917594692</text:p>
          </table:table-cell>
          <table:table-cell table:formula="of:=LN([.K3])" office:value-type="float" office:value="-11.7123373634851" calcext:value-type="float">
            <text:p>-11.712337363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O3]-1" office:value-type="float" office:value="1" calcext:value-type="float">
            <text:p>1</text:p>
          </table:table-cell>
          <table:table-cell table:formula="of:=1/3*(1/2)^[.P3]" office:value-type="float" office:value="0.166666666666667" calcext:value-type="float">
            <text:p>0.1666666667</text:p>
          </table:table-cell>
          <table:table-cell table:style-name="ce1" office:value-type="float" office:value="0.00000016312344911692" calcext:value-type="float">
            <text:p>1.63E-07</text:p>
          </table:table-cell>
          <table:table-cell table:formula="of:=LN([.Q3])" office:value-type="float" office:value="-1.79175946922806" calcext:value-type="float">
            <text:p>-1.7917594692</text:p>
          </table:table-cell>
          <table:table-cell table:formula="of:=LN([.R3])" office:value-type="float" office:value="-15.6287585662439" calcext:value-type="float">
            <text:p>-15.62875856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4]-1" office:value-type="float" office:value="2" calcext:value-type="float">
            <text:p>2</text:p>
          </table:table-cell>
          <table:table-cell table:formula="of:=1/3*(1/2)^[.B4]" office:value-type="float" office:value="0.0833333333333333" calcext:value-type="float">
            <text:p>0.0833333333</text:p>
          </table:table-cell>
          <table:table-cell office:value-type="float" office:value="0.00058503476094717" calcext:value-type="float">
            <text:p>0.0005850348</text:p>
          </table:table-cell>
          <table:table-cell table:formula="of:=LN([.C4])" office:value-type="float" office:value="-2.484906649788" calcext:value-type="float">
            <text:p>-2.4849066498</text:p>
          </table:table-cell>
          <table:table-cell table:formula="of:=LN([.D4])" office:value-type="float" office:value="-7.44383929207523" calcext:value-type="float">
            <text:p>-7.4438392921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4]-1" office:value-type="float" office:value="2" calcext:value-type="float">
            <text:p>2</text:p>
          </table:table-cell>
          <table:table-cell table:formula="of:=1/3*(1/2)^[.I4]" office:value-type="float" office:value="0.0833333333333333" calcext:value-type="float">
            <text:p>0.0833333333</text:p>
          </table:table-cell>
          <table:table-cell office:value-type="float" office:value="0.0000010453645136551" calcext:value-type="float">
            <text:p>1.05E-06</text:p>
          </table:table-cell>
          <table:table-cell table:formula="of:=LN([.J4])" office:value-type="float" office:value="-2.484906649788" calcext:value-type="float">
            <text:p>-2.4849066498</text:p>
          </table:table-cell>
          <table:table-cell table:formula="of:=LN([.K4])" office:value-type="float" office:value="-13.7711449164751" calcext:value-type="float">
            <text:p>-13.771144916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O4]-1" office:value-type="float" office:value="2" calcext:value-type="float">
            <text:p>2</text:p>
          </table:table-cell>
          <table:table-cell table:formula="of:=1/3*(1/2)^[.P4]" office:value-type="float" office:value="0.0833333333333333" calcext:value-type="float">
            <text:p>0.0833333333</text:p>
          </table:table-cell>
          <table:table-cell table:style-name="ce1" office:value-type="float" office:value="0.000000010706002533592" calcext:value-type="float">
            <text:p>1.07E-08</text:p>
          </table:table-cell>
          <table:table-cell table:formula="of:=LN([.Q4])" office:value-type="float" office:value="-2.484906649788" calcext:value-type="float">
            <text:p>-2.4849066498</text:p>
          </table:table-cell>
          <table:table-cell table:formula="of:=LN([.R4])" office:value-type="float" office:value="-18.3524612683237" calcext:value-type="float">
            <text:p>-18.35246126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]-1" office:value-type="float" office:value="3" calcext:value-type="float">
            <text:p>3</text:p>
          </table:table-cell>
          <table:table-cell table:formula="of:=1/3*(1/2)^[.B5]" office:value-type="float" office:value="0.0416666666666667" calcext:value-type="float">
            <text:p>0.0416666667</text:p>
          </table:table-cell>
          <table:table-cell office:value-type="float" office:value="0.00015427218494155" calcext:value-type="float">
            <text:p>0.0001542722</text:p>
          </table:table-cell>
          <table:table-cell table:formula="of:=LN([.C5])" office:value-type="float" office:value="-3.17805383034795" calcext:value-type="float">
            <text:p>-3.1780538303</text:p>
          </table:table-cell>
          <table:table-cell table:formula="of:=LN([.D5])" office:value-type="float" office:value="-8.77679208093999" calcext:value-type="float">
            <text:p>-8.776792080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5]-1" office:value-type="float" office:value="3" calcext:value-type="float">
            <text:p>3</text:p>
          </table:table-cell>
          <table:table-cell table:formula="of:=1/3*(1/2)^[.I5]" office:value-type="float" office:value="0.0416666666666667" calcext:value-type="float">
            <text:p>0.0416666667</text:p>
          </table:table-cell>
          <table:table-cell office:value-type="float" office:value="0.00000013262626900235" calcext:value-type="float">
            <text:p>1.33E-07</text:p>
          </table:table-cell>
          <table:table-cell table:formula="of:=LN([.J5])" office:value-type="float" office:value="-3.17805383034795" calcext:value-type="float">
            <text:p>-3.1780538303</text:p>
          </table:table-cell>
          <table:table-cell table:formula="of:=LN([.K5])" office:value-type="float" office:value="-15.8357306717086" calcext:value-type="float">
            <text:p>-15.835730671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O5]-1" office:value-type="float" office:value="3" calcext:value-type="float">
            <text:p>3</text:p>
          </table:table-cell>
          <table:table-cell table:formula="of:=1/3*(1/2)^[.P5]" office:value-type="float" office:value="0.0416666666666667" calcext:value-type="float">
            <text:p>0.0416666667</text:p>
          </table:table-cell>
          <table:table-cell table:style-name="ce1" office:value-type="float" office:value="0.0000000006868664672656" calcext:value-type="float">
            <text:p>6.87E-10</text:p>
          </table:table-cell>
          <table:table-cell table:formula="of:=LN([.Q5])" office:value-type="float" office:value="-3.17805383034795" calcext:value-type="float">
            <text:p>-3.1780538303</text:p>
          </table:table-cell>
          <table:table-cell table:formula="of:=LN([.R5])" office:value-type="float" office:value="-21.0988812133911" calcext:value-type="float">
            <text:p>-21.09888121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6]-1" office:value-type="float" office:value="4" calcext:value-type="float">
            <text:p>4</text:p>
          </table:table-cell>
          <table:table-cell table:formula="of:=1/3*(1/2)^[.B6]" office:value-type="float" office:value="0.0208333333333333" calcext:value-type="float">
            <text:p>0.0208333333</text:p>
          </table:table-cell>
          <table:table-cell table:style-name="ce1" office:value-type="float" office:value="0.000039643643657279" calcext:value-type="float">
            <text:p>3.96E-05</text:p>
          </table:table-cell>
          <table:table-cell table:formula="of:=LN([.C6])" office:value-type="float" office:value="-3.87120101090789" calcext:value-type="float">
            <text:p>-3.8712010109</text:p>
          </table:table-cell>
          <table:table-cell table:formula="of:=LN([.D6])" office:value-type="float" office:value="-10.1355799340265" calcext:value-type="float">
            <text:p>-10.13557993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6]-1" office:value-type="float" office:value="4" calcext:value-type="float">
            <text:p>4</text:p>
          </table:table-cell>
          <table:table-cell table:formula="of:=1/3*(1/2)^[.I6]" office:value-type="float" office:value="0.0208333333333333" calcext:value-type="float">
            <text:p>0.0208333333</text:p>
          </table:table-cell>
          <table:table-cell office:value-type="float" office:value="0.00000001672367116949" calcext:value-type="float">
            <text:p>1.67E-08</text:p>
          </table:table-cell>
          <table:table-cell table:formula="of:=LN([.J6])" office:value-type="float" office:value="-3.87120101090789" calcext:value-type="float">
            <text:p>-3.8712010109</text:p>
          </table:table-cell>
          <table:table-cell table:formula="of:=LN([.K6])" office:value-type="float" office:value="-17.9064406858381" calcext:value-type="float">
            <text:p>-17.906440685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7]-1" office:value-type="float" office:value="5" calcext:value-type="float">
            <text:p>5</text:p>
          </table:table-cell>
          <table:table-cell table:formula="of:=1/3*(1/2)^[.B7]" office:value-type="float" office:value="0.0104166666666667" calcext:value-type="float">
            <text:p>0.0104166667</text:p>
          </table:table-cell>
          <table:table-cell table:style-name="ce1" office:value-type="float" office:value="0.000010050403087422" calcext:value-type="float">
            <text:p>1.01E-05</text:p>
          </table:table-cell>
          <table:table-cell table:formula="of:=LN([.C7])" office:value-type="float" office:value="-4.56434819146784" calcext:value-type="float">
            <text:p>-4.5643481915</text:p>
          </table:table-cell>
          <table:table-cell table:formula="of:=LN([.D7])" office:value-type="float" office:value="-11.5078978160623" calcext:value-type="float">
            <text:p>-11.5078978161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7]-1" office:value-type="float" office:value="5" calcext:value-type="float">
            <text:p>5</text:p>
          </table:table-cell>
          <table:table-cell table:formula="of:=1/3*(1/2)^[.I7]" office:value-type="float" office:value="0.0104166666666667" calcext:value-type="float">
            <text:p>0.0104166667</text:p>
          </table:table-cell>
          <table:table-cell office:value-type="float" office:value="0.0000000021003352502952" calcext:value-type="float">
            <text:p>2.10E-09</text:p>
          </table:table-cell>
          <table:table-cell table:formula="of:=LN([.J7])" office:value-type="float" office:value="-4.56434819146784" calcext:value-type="float">
            <text:p>-4.5643481915</text:p>
          </table:table-cell>
          <table:table-cell table:formula="of:=LN([.K7])" office:value-type="float" office:value="-19.9811688619609" calcext:value-type="float">
            <text:p>-19.981168862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8]-1" office:value-type="float" office:value="6" calcext:value-type="float">
            <text:p>6</text:p>
          </table:table-cell>
          <table:table-cell table:formula="of:=1/3*(1/2)^[.B8]" office:value-type="float" office:value="0.00520833333333333" calcext:value-type="float">
            <text:p>0.0052083333</text:p>
          </table:table-cell>
          <table:table-cell table:style-name="ce1" office:value-type="float" office:value="0.0000025303670127477" calcext:value-type="float">
            <text:p>2.53E-06</text:p>
          </table:table-cell>
          <table:table-cell table:formula="of:=LN([.C8])" office:value-type="float" office:value="-5.25749537202778" calcext:value-type="float">
            <text:p>-5.257495372</text:p>
          </table:table-cell>
          <table:table-cell table:formula="of:=LN([.D8])" office:value-type="float" office:value="-12.8871462014185" calcext:value-type="float">
            <text:p>-12.8871462014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9]-1" office:value-type="float" office:value="7" calcext:value-type="float">
            <text:p>7</text:p>
          </table:table-cell>
          <table:table-cell table:formula="of:=1/3*(1/2)^[.B9]" office:value-type="float" office:value="0.00260416666666667" calcext:value-type="float">
            <text:p>0.0026041667</text:p>
          </table:table-cell>
          <table:table-cell table:style-name="ce1" office:value-type="float" office:value="0.00000063483361919519" calcext:value-type="float">
            <text:p>6.35E-07</text:p>
          </table:table-cell>
          <table:table-cell table:formula="of:=LN([.C9])" office:value-type="float" office:value="-5.95064255258773" calcext:value-type="float">
            <text:p>-5.9506425526</text:p>
          </table:table-cell>
          <table:table-cell table:formula="of:=LN([.D9])" office:value-type="float" office:value="-14.2699028894016" calcext:value-type="float">
            <text:p>-14.2699028894</text:p>
          </table:table-cell>
          <table:table-cell table:number-columns-repeated="4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6T13:38:38.129587585</dc:date>
    <meta:editing-duration>PT9M38S</meta:editing-duration>
    <meta:editing-cycles>1</meta:editing-cycles>
    <meta:document-statistic meta:table-count="1" meta:cell-count="126" meta:object-count="3"/>
    <meta:generator>LibreOffice/5.1.4.2$Linux_X86_64 LibreOffice_project/10m0$Build-2</meta:generator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95cm" svg:height="12.884cm" xlink:href=".." xlink:type="simple" chart:class="chart:scatter" chart:style-name="ch1">
        <chart:title svg:x="6.663cm" svg:y="0.393cm" chart:style-name="ch2">
          <text:p>First order monomial</text:p>
        </chart:title>
        <chart:subtitle svg:x="6.703cm" svg:y="1.429cm" chart:style-name="ch3">
          <text:p>Second order accuracy</text:p>
        </chart:subtitle>
        <chart:legend chart:legend-position="end" svg:x="13.526cm" svg:y="5.894cm" style:legend-expansion="high" chart:style-name="ch4"/>
        <chart:plot-area chart:style-name="ch5" table:cell-range-address="resid_test_out.E2:resid_test_out.F9" svg:x="0.351cm" svg:y="2.369cm" svg:width="12.824cm" svg:height="10.258cm">
          <chartooo:coordinate-region svg:x="0.498cm" svg:y="2.568cm" svg:width="12.583cm" svg:height="9.86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esid_test_out.F2:resid_test_out.F9" chart:class="chart:scatter">
            <chart:domain table:cell-range-address="resid_test_out.E2:resid_test_out.E9"/>
            <chart:regression-curve chart:style-name="ch9">
              <chart:equation chart:display-equation="true" chart:display-r-square="true" svg:x="0.992cm" svg:y="5.426cm"/>
            </chart:regression-curve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09861228866811">
                <text:p>-1.09861228866811</text:p>
                <draw:g>
                  <svg:desc>resid_test_out.E2:resid_test_out.E9</svg:desc>
                </draw:g>
              </table:table-cell>
              <table:table-cell office:value-type="float" office:value="-4.95507090798081">
                <text:p>-4.95507090798081</text:p>
                <draw:g>
                  <svg:desc>resid_test_out.F2:resid_test_out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9175946922806">
                <text:p>-1.79175946922806</text:p>
              </table:table-cell>
              <table:table-cell office:value-type="float" office:value="-6.15833747024172">
                <text:p>-6.15833747024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84906649788">
                <text:p>-2.484906649788</text:p>
              </table:table-cell>
              <table:table-cell office:value-type="float" office:value="-7.44383929207523">
                <text:p>-7.443839292075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17805383034795">
                <text:p>-3.17805383034795</text:p>
              </table:table-cell>
              <table:table-cell office:value-type="float" office:value="-8.77679208093999">
                <text:p>-8.77679208093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7120101090789">
                <text:p>-3.87120101090789</text:p>
              </table:table-cell>
              <table:table-cell office:value-type="float" office:value="-10.1355799340265">
                <text:p>-10.13557993402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6434819146784">
                <text:p>-4.56434819146784</text:p>
              </table:table-cell>
              <table:table-cell office:value-type="float" office:value="-11.5078978160623">
                <text:p>-11.5078978160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.25749537202778">
                <text:p>-5.25749537202778</text:p>
              </table:table-cell>
              <table:table-cell office:value-type="float" office:value="-12.8871462014185">
                <text:p>-12.8871462014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5.95064255258773">
                <text:p>-5.95064255258773</text:p>
              </table:table-cell>
              <table:table-cell office:value-type="float" office:value="-14.2699028894016">
                <text:p>-14.2699028894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568cm" svg:height="13.388cm" xlink:href=".." xlink:type="simple" chart:class="chart:scatter" chart:style-name="ch1">
        <chart:title svg:x="6.359cm" svg:y="0.403cm" chart:style-name="ch2">
          <text:p>Second order monomial</text:p>
        </chart:title>
        <chart:subtitle svg:x="6.915cm" svg:y="1.449cm" chart:style-name="ch3">
          <text:p>Third order accuracy</text:p>
        </chart:subtitle>
        <chart:legend chart:legend-position="end" svg:x="13.419cm" svg:y="6.146cm" style:legend-expansion="high" chart:style-name="ch4"/>
        <chart:plot-area chart:style-name="ch5" table:cell-range-address="resid_test_out.L2:resid_test_out.M7" svg:x="0.351cm" svg:y="2.399cm" svg:width="12.717cm" svg:height="10.722cm">
          <chartooo:coordinate-region svg:x="0.497cm" svg:y="2.598cm" svg:width="12.278cm" svg:height="10.324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esid_test_out.M2:resid_test_out.M7" chart:class="chart:scatter">
            <chart:domain table:cell-range-address="resid_test_out.L2:resid_test_out.L7"/>
            <chart:regression-curve chart:style-name="ch9">
              <chart:equation chart:display-equation="true" chart:display-r-square="true" svg:x="1.839cm" svg:y="6.606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09861228866811">
                <text:p>-1.09861228866811</text:p>
                <draw:g>
                  <svg:desc>resid_test_out.L2:resid_test_out.L7</svg:desc>
                </draw:g>
              </table:table-cell>
              <table:table-cell office:value-type="float" office:value="-9.64759664697273">
                <text:p>-9.64759664697273</text:p>
                <draw:g>
                  <svg:desc>resid_test_out.M2:resid_test_out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9175946922806">
                <text:p>-1.79175946922806</text:p>
              </table:table-cell>
              <table:table-cell office:value-type="float" office:value="-11.7123373634851">
                <text:p>-11.71233736348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84906649788">
                <text:p>-2.484906649788</text:p>
              </table:table-cell>
              <table:table-cell office:value-type="float" office:value="-13.7711449164751">
                <text:p>-13.77114491647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17805383034795">
                <text:p>-3.17805383034795</text:p>
              </table:table-cell>
              <table:table-cell office:value-type="float" office:value="-15.8357306717086">
                <text:p>-15.83573067170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87120101090789">
                <text:p>-3.87120101090789</text:p>
              </table:table-cell>
              <table:table-cell office:value-type="float" office:value="-17.9064406858381">
                <text:p>-17.9064406858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6434819146784">
                <text:p>-4.56434819146784</text:p>
              </table:table-cell>
              <table:table-cell office:value-type="float" office:value="-19.9811688619609">
                <text:p>-19.98116886196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409cm" svg:height="12.937cm" xlink:href=".." xlink:type="simple" chart:class="chart:scatter" chart:style-name="ch1">
        <chart:title svg:x="7.517cm" svg:y="0.394cm" chart:style-name="ch2">
          <text:p>Third order monomial</text:p>
        </chart:title>
        <chart:subtitle svg:x="7.716cm" svg:y="1.431cm" chart:style-name="ch3">
          <text:p>Fourth order accuracy</text:p>
        </chart:subtitle>
        <chart:legend chart:legend-position="end" svg:x="15.366cm" svg:y="5.92cm" style:legend-expansion="high" chart:style-name="ch4"/>
        <chart:plot-area chart:style-name="ch5" table:cell-range-address="resid_test_out.S2:resid_test_out.T5" svg:x="0.388cm" svg:y="2.372cm" svg:width="14.59cm" svg:height="10.307cm">
          <chartooo:coordinate-region svg:x="0.679cm" svg:y="2.571cm" svg:width="14.006cm" svg:height="9.909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resid_test_out.T2:resid_test_out.T5" chart:class="chart:scatter">
            <chart:domain table:cell-range-address="resid_test_out.S2:resid_test_out.S5"/>
            <chart:regression-curve chart:style-name="ch9">
              <chart:equation chart:display-equation="true" chart:display-r-square="true" svg:x="2.111cm" svg:y="7.197cm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09861228866811">
                <text:p>-1.09861228866811</text:p>
                <draw:g>
                  <svg:desc>resid_test_out.S2:resid_test_out.S5</svg:desc>
                </draw:g>
              </table:table-cell>
              <table:table-cell office:value-type="float" office:value="-12.9479335736478">
                <text:p>-12.9479335736478</text:p>
                <draw:g>
                  <svg:desc>resid_test_out.T2:resid_test_out.T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9175946922806">
                <text:p>-1.79175946922806</text:p>
              </table:table-cell>
              <table:table-cell office:value-type="float" office:value="-15.6287585662439">
                <text:p>-15.62875856624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484906649788">
                <text:p>-2.484906649788</text:p>
              </table:table-cell>
              <table:table-cell office:value-type="float" office:value="-18.3524612683237">
                <text:p>-18.3524612683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17805383034795">
                <text:p>-3.17805383034795</text:p>
              </table:table-cell>
              <table:table-cell office:value-type="float" office:value="-21.0988812133911">
                <text:p>-21.098881213391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